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1965in"/>
    </style:style>
    <style:style style:name="co15" style:family="table-column">
      <style:table-column-properties fo:break-before="auto" style:column-width="0.1874in"/>
    </style:style>
    <style:style style:name="co16" style:family="table-column">
      <style:table-column-properties fo:break-before="auto" style:column-width="0.5272in"/>
    </style:style>
    <style:style style:name="co17" style:family="table-column">
      <style:table-column-properties fo:break-before="auto" style:column-width="0.7055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7646in"/>
    </style:style>
    <style:style style:name="co20" style:family="table-column">
      <style:table-column-properties fo:break-before="auto" style:column-width="0.7535in"/>
    </style:style>
    <style:style style:name="co21" style:family="table-column">
      <style:table-column-properties fo:break-before="auto" style:column-width="0.5602in"/>
    </style:style>
    <style:style style:name="co22" style:family="table-column">
      <style:table-column-properties fo:break-before="auto" style:column-width="0.8283in"/>
    </style:style>
    <style:style style:name="co23" style:family="table-column">
      <style:table-column-properties fo:break-before="auto" style:column-width="0.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839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1811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7" style:family="table-cell" style:parent-style-name="transparent_5f_fiat" style:data-style-name="N125">
      <style:text-properties style:language-asian="ja" style:country-asian="JP"/>
    </style:style>
    <style:style style:name="ce268" style:family="table-cell" style:parent-style-name="transparent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69" style:family="table-cell" style:parent-style-name="transparent_5f_crypto">
      <style:table-cell-properties fo:background-color="transparent"/>
    </style:style>
    <style:style style:name="ce270" style:family="table-cell" style:parent-style-name="transparent_5f_border_5f_fiat" style:data-style-name="N125">
      <style:text-properties style:language-asian="ja" style:country-asian="JP"/>
    </style:style>
    <style:style style:name="ce271" style:family="table-cell" style:parent-style-name="transparent_5f_border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72" style:family="table-cell" style:parent-style-name="transactions_5f_left_5f_end">
      <style:table-cell-properties style:text-align-source="fix" style:repeat-content="false"/>
      <style:paragraph-properties fo:text-align="end" fo:margin-left="0in"/>
    </style:style>
    <style:style style:name="ce273" style:family="table-cell" style:parent-style-name="taxable_5f_event_5f_fiat" style:data-style-name="N125"/>
    <style:style style:name="ce274" style:family="table-cell" style:parent-style-name="taxable_5f_event_5f_border_5f_fiat" style:data-style-name="N125"/>
    <style:style style:name="ce275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style:font-name="Liberation Sans" fo:font-size="9pt" style:font-size-asian="9pt" style:font-size-complex="9pt"/>
    </style:style>
    <style:style style:name="ce276" style:family="table-cell" style:parent-style-name="taxable_5f_event_5f_alt_5f_fiat" style:data-style-name="N125"/>
    <style:style style:name="ce277" style:family="table-cell" style:parent-style-name="taxable_5f_event_5f_alt_5f_border_5f_fiat" style:data-style-name="N125"/>
    <style:style style:name="ce278" style:family="table-cell" style:parent-style-name="acquired_5f_lot_5f_fiat" style:data-style-name="N125"/>
    <style:style style:name="ce279" style:family="table-cell" style:parent-style-name="acquired_5f_lot_5f_border_5f_fiat" style:data-style-name="N125"/>
    <style:style style:name="ce280" style:family="table-cell" style:parent-style-name="acquired_5f_lot_5f_alt_5f_fiat" style:data-style-name="N125"/>
    <style:style style:name="ce281" style:family="table-cell" style:parent-style-name="acquired_5f_lot_5f_alt_5f_border_5f_fiat" style:data-style-name="N125"/>
    <style:style style:name="ce282" style:family="table-cell" style:parent-style-name="highlighted_5f_fiat" style:data-style-name="N125"/>
    <style:style style:name="ce283" style:family="table-cell" style:parent-style-name="highlighted_5f_border_5f_fiat" style:data-style-name="N125"/>
    <style:style style:name="ce284" style:family="table-cell" style:parent-style-name="taxable_5f_event_5f_note_5f_fiat" style:data-style-name="N125"/>
    <style:style style:name="ce286" style:family="table-cell" style:parent-style-name="acquired_5f_lot_5f_note_5f_fiat" style:data-style-name="N125"/>
    <style:style style:name="ce287" style:family="table-cell" style:parent-style-name="bold_5f_fiat" style:data-style-name="N125"/>
    <style:style style:name="ce288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ackground-color="#ffffff"/>
    </style:style>
    <style:style style:name="ce290" style:family="table-cell" style:parent-style-name="header_5f_default">
      <style:table-cell-properties fo:background-color="transparent"/>
    </style:style>
    <style:style style:name="ce291" style:family="table-cell" style:parent-style-name="Default">
      <style:table-cell-properties fo:background-color="transparent"/>
    </style:style>
    <style:style style:name="ce292" style:family="table-cell" style:parent-style-name="transparent_5f_default">
      <style:table-cell-properties fo:background-color="transparent"/>
    </style:style>
    <style:style style:name="ce2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  <style:text-properties fo:font-size="9pt" style:font-size-asian="9pt" style:font-size-complex="9pt"/>
    </style:style>
    <style:style style:name="ce302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</style:style>
    <style:style style:name="ce303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none" fo:border-top="1.11pt double-thin #000000" style:border-line-width-top="0.0071in 0.0016in 0.0071in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transparent_5f_crypto" style:data-style-name="N1">
      <style:table-cell-properties fo:border-bottom="none" fo:border-left="none" fo:border-right="none" fo:border-top="0.74pt solid #000000"/>
    </style:style>
    <style:style style:name="ce305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order-bottom="none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transparent_5f_crypto" style:data-style-name="N1">
      <style:table-cell-properties fo:border-bottom="0.74pt solid #000000" fo:border-left="1.5pt solid #000000" fo:border-right="0.74pt solid #000000" fo:border-top="0.74pt solid #000000"/>
      <style:text-properties fo:font-size="9pt" style:font-size-asian="9pt" style:font-size-complex="9pt"/>
    </style:style>
    <style:style style:name="ce313" style:family="table-cell" style:parent-style-name="transparent_5f_crypto" style:data-style-name="N1">
      <style:table-cell-properties fo:border-bottom="1.11pt double-thin #000000" style:border-line-width-bottom="0.0071in 0.0016in 0.0071in" fo:border-left="1.5pt solid #000000" fo:border-right="0.74pt solid #000000" fo:border-top="0.74pt solid #000000"/>
      <style:text-properties fo:font-size="9pt" style:font-size-asian="9pt" style:font-size-complex="9pt"/>
    </style:style>
    <style:style style:name="ce314" style:family="table-cell" style:parent-style-name="transparent_5f_crypto" style:data-style-name="N1">
      <style:table-cell-properties fo:border="none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20" style:family="table-cell" style:parent-style-name="transparent_5f_crypto" style:data-style-name="N1">
      <style:table-cell-properties fo:border-bottom="0.74pt solid #000000" fo:border-left="none" fo:border-right="none" fo:border-top="none"/>
    </style:style>
    <style:style style:name="ce32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style:font-size-asian="8pt" style:font-size-complex="8pt"/>
    </style:style>
    <style:style style:name="ce322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23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4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0" style:family="table-cell" style:parent-style-name="transparent_5f_crypto" style:data-style-name="N1">
      <style:table-cell-properties style:text-align-source="value-type" style:repeat-content="false" fo:border="none" style:vertical-align="middle"/>
      <style:paragraph-properties fo:margin-left="0in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3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7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8" style:family="table-cell" style:parent-style-name="transparent_5f_crypto" style:data-style-name="N1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67" style:family="table-cell" style:parent-style-name="transparent_5f_crypto" style:data-style-name="N125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color="#000000" fo:font-size="9pt" fo:font-weight="normal" style:font-size-asian="9pt" style:language-asian="ja" style:country-asian="JP" style:font-size-complex="9pt"/>
    </style:style>
    <style:style style:name="ce37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4" style:family="table-cell" style:parent-style-name="highlighted_5f_fiat">
      <style:table-cell-properties fo:background-color="transparent" fo:border="none"/>
      <style:text-properties style:font-name="Liberation Sans"/>
    </style:style>
    <style:style style:name="ce40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412" style:family="table-cell" style:parent-style-name="highlighted_5f_fiat">
      <style:table-cell-properties fo:background-color="transparent"/>
      <style:text-properties style:font-name="Liberation Sans"/>
    </style:style>
    <style:style style:name="ce435" style:family="table-cell" style:parent-style-name="Default">
      <style:table-cell-properties fo:background-color="transparent"/>
      <style:text-properties style:font-name="Liberation Sans"/>
    </style:style>
    <style:style style:name="ce443" style:family="table-cell" style:parent-style-name="Default">
      <style:text-properties style:font-name="Liberation Sans"/>
    </style:style>
    <style:style style:name="ce444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12" style:family="table-cell" style:parent-style-name="transparent_5f_crypto" style:data-style-name="N1">
      <style:table-cell-properties fo:border-bottom="0.74pt solid #000000" fo:border-left="none" fo:border-right="none" fo:border-top="0.74pt solid #000000"/>
    </style:style>
    <style:style style:name="ce515" style:family="table-cell" style:parent-style-name="transparent_5f_crypto" style:data-style-name="N1">
      <style:table-cell-properties fo:border-bottom="1.5pt solid #000000" fo:border-left="none" fo:border-right="none" fo:border-top="1.11pt double-thin #000000" style:border-line-width-top="0.0071in 0.0016in 0.0071in"/>
    </style:style>
    <style:style style:name="ce521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transparent_5f_crypto" style:data-style-name="N1">
      <style:table-cell-properties fo:border="0.74pt solid #000000"/>
      <style:text-properties fo:font-size="9pt" style:font-size-asian="9pt" style:font-size-complex="9pt"/>
    </style:style>
    <style:style style:name="ce556" style:family="table-cell" style:parent-style-name="transparent_5f_crypto" style:data-style-name="N1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style:font-size-asian="9pt" style:font-size-complex="9pt"/>
    </style:style>
    <style:style style:name="ce557" style:family="table-cell" style:parent-style-name="transparent_5f_crypto" style:data-style-name="N1">
      <style:table-cell-properties fo:border="none"/>
    </style:style>
    <style:style style:name="ce558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559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</style:style>
    <style:style style:name="ce560" style:family="table-cell" style:parent-style-name="transparent_5f_crypto" style:data-style-name="N1">
      <style:table-cell-properties style:text-align-source="fix" style:repeat-content="false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61" style:family="table-cell" style:parent-style-name="transparent_5f_crypto" style:data-style-name="N1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2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563" style:family="table-cell" style:parent-style-name="transparent_5f_crypto" style:data-style-name="N1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64" style:family="table-cell" style:parent-style-name="transparent_5f_crypto" style:data-style-name="N1">
      <style:table-cell-properties fo:border-bottom="none" fo:border-left="none" fo:border-right="none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5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566" style:family="table-cell" style:parent-style-name="transparent_5f_crypto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568" style:family="table-cell" style:parent-style-name="acquired_5f_lot_5f_alt_5f_default">
      <style:table-cell-properties fo:background-color="transparent"/>
      <style:text-properties style:font-name="Liberation Sans"/>
    </style:style>
    <style:style style:name="ce569" style:family="table-cell" style:parent-style-name="acquired_5f_lot_5f_default">
      <style:table-cell-properties fo:background-color="transparent"/>
      <style:text-properties style:font-name="Liberation Sans"/>
    </style:style>
    <style:style style:name="ce5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transparent_5f_fiat">
      <style:table-cell-properties fo:background-color="transparent"/>
      <style:text-properties style:font-name="Liberation Sans"/>
    </style:style>
    <style:style style:name="ce5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5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0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5" style:family="table-cell" style:parent-style-name="transparent_5f_crypto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76" style:family="table-cell" style:parent-style-name="transparent_5f_crypto">
      <style:table-cell-properties fo:border-bottom="0.74pt solid #000000" fo:border-left="none" fo:border-right="none" fo:border-top="0.74pt solid #000000"/>
    </style:style>
    <style:style style:name="ce577" style:family="table-cell" style:parent-style-name="transparent_5f_crypto">
      <style:table-cell-properties fo:border-bottom="1.5pt solid #000000" fo:border-left="none" fo:border-right="none" fo:border-top="1.11pt double-thin #000000" style:border-line-width-top="0.0071in 0.0016in 0.0071in"/>
    </style:style>
    <style:style style:name="ce578" style:family="table-cell" style:parent-style-name="transparent_5f_crypto">
      <style:table-cell-properties fo:border-bottom="none" fo:border-left="none" fo:border-right="none" fo:border-top="0.74pt solid #000000"/>
    </style:style>
    <style:style style:name="ce579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1" style:family="table-cell" style:parent-style-name="transparent_5f_crypto">
      <style:table-cell-properties fo:border-bottom="0.74pt solid #000000" fo:border-left="0.74pt solid #000000" fo:border-right="none" fo:border-top="0.74pt solid #000000"/>
      <style:text-properties fo:font-size="9pt" style:font-size-asian="9pt" style:font-size-complex="9pt"/>
    </style:style>
    <style:style style:name="ce584" style:family="table-cell" style:parent-style-name="transparent_5f_crypto">
      <style:table-cell-properties fo:border-bottom="1.11pt double-thin #000000" style:border-line-width-bottom="0.0071in 0.0016in 0.0071in" fo:border-left="0.74pt solid #000000" fo:border-right="none" fo:border-top="0.74pt solid #000000"/>
      <style:text-properties fo:font-size="9pt" style:font-size-asian="9pt" style:font-size-complex="9pt"/>
    </style:style>
    <style:style style:name="ce585" style:family="table-cell" style:parent-style-name="transparent_5f_crypto">
      <style:table-cell-properties fo:border="none"/>
    </style:style>
    <style:style style:name="ce586" style:family="table-cell" style:parent-style-name="transparent_5f_crypto">
      <style:table-cell-properties fo:border-bottom="0.74pt solid #000000" fo:border-left="none" fo:border-right="none" fo:border-top="none"/>
    </style:style>
    <style:style style:name="ce595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60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style:font-size-asian="7pt" style:font-size-complex="7pt"/>
    </style:style>
    <style:style style:name="ce605" style:family="table-cell" style:parent-style-name="transparent_5f_crypto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transparent_5f_crypto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16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617" style:family="table-cell" style:parent-style-name="transparent_5f_crypto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22" style:family="table-cell" style:parent-style-name="transparent_5f_crypto">
      <style:table-cell-properties fo:border-bottom="none" fo:border-left="none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2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62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ce633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</style:style>
    <style:style style:name="ce634" style:family="table-cell" style:parent-style-name="acquired_5f_lot_5f_note_5f_default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style:use-window-font-color="true"/>
    </style:style>
    <style:style style:name="ce131" style:family="table-cell" style:parent-style-name="acquired_5f_lot_5f_note_5f_default" style:data-style-name="N122"/>
    <style:style style:name="ce636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order-bottom="none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acquired_5f_lot_5f_note_5f_default" style:data-style-name="N122">
      <style:table-cell-properties fo:border-bottom="1.11pt double-thin #000000" style:border-line-width-bottom="0.0071in 0.0016in 0.0071in" fo:border-left="0.74pt solid #000000" fo:border-right="0.74pt dotted #000000" fo:border-top="0.74pt solid #000000"/>
      <style:text-properties fo:font-size="9pt" style:font-size-asian="9pt" style:font-size-complex="9pt"/>
    </style:style>
    <style:style style:name="ce13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4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5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end"/>
      <style:text-properties style:language-asian="ja" style:country-asian="JP"/>
    </style:style>
    <style:style style:name="ce647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48" style:family="table-cell" style:parent-style-name="transparent_5f_crypto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54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55" style:family="table-cell" style:parent-style-name="Default">
      <style:text-properties style:font-name="Liberation Sans" fo:font-weight="normal" style:font-weight-asian="normal" style:font-weight-complex="normal"/>
    </style:style>
    <style:style style:name="ce656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657" style:family="table-cell" style:parent-style-name="acquired_5f_lot_5f_percent">
      <style:table-cell-properties fo:background-color="transparent"/>
      <style:text-properties style:font-name="Liberation Sans"/>
    </style:style>
    <style:style style:name="ce658" style:family="table-cell" style:parent-style-name="acquired_5f_lot_5f_alt_5f_percent">
      <style:table-cell-properties fo:background-color="transparent"/>
      <style:text-properties style:font-name="Liberation Sans"/>
    </style:style>
    <style:style style:name="ce15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666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</style:style>
    <style:style style:name="ce158" style:family="table-cell" style:parent-style-name="taxable_5f_event_5f_note_5f_default" style:data-style-name="N125">
      <style:table-cell-properties fo:border-bottom="1.5pt solid #000000" fo:border-left="none" fo:border-right="0.74pt solid #000000" fo:border-top="1.11pt double-thin #000000" style:border-line-width-top="0.0071in 0.0016in 0.0071in"/>
      <style:text-properties style:use-window-font-color="true" style:font-name="Liberation Sans" fo:font-size="10pt" fo:font-weight="bold" style:font-name-asian="Noto Sans CJK SC1" style:font-size-asian="10pt" style:language-asian="ja" style:country-asian="JP" style:font-weight-asian="normal" style:font-size-complex="9pt" style:font-weight-complex="bold"/>
    </style:style>
    <style:style style:name="ce160" style:family="table-cell" style:parent-style-name="taxable_5f_event_5f_note_5f_default" style:data-style-name="N127"/>
    <style:style style:name="ce66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none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taxable_5f_event_5f_note_5f_default" style:data-style-name="N127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677" style:family="table-cell" style:parent-style-name="taxable_5f_event_5f_note_5f_default" style:data-style-name="N127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678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79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682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83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4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685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6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8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688" style:family="table-cell" style:parent-style-name="acquired_5f_lot_5f_fiat">
      <style:table-cell-properties fo:background-color="transparent"/>
      <style:text-properties style:font-name="Liberation Sans"/>
    </style:style>
    <style:style style:name="ce691" style:family="table-cell" style:parent-style-name="acquired_5f_lot_5f_alt_5f_fia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69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03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  <style:text-properties fo:font-size="9pt" style:font-size-asian="9pt" style:font-size-complex="9pt"/>
    </style:style>
    <style:style style:name="ce704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</style:style>
    <style:style style:name="ce705" style:family="table-cell" style:parent-style-name="taxable_5f_event_5f_note_5f_fiat" style:data-style-name="N122">
      <style:table-cell-properties fo:border-bottom="1.5pt solid #000000" fo:border-left="none" fo:border-right="0.74pt dotted #000000" fo:border-top="1.11pt double-thin #000000" style:border-line-width-top="0.0071in 0.0016in 0.0071in"/>
      <style:text-properties style:use-window-font-color="true"/>
    </style:style>
    <style:style style:name="ce185" style:family="table-cell" style:parent-style-name="taxable_5f_event_5f_note_5f_fiat" style:data-style-name="N122"/>
    <style:style style:name="ce707" style:family="table-cell" style:parent-style-name="Default">
      <style:table-cell-properties fo:border-bottom="0.74pt solid #ffffff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0" style:family="table-cell" style:parent-style-name="taxable_5f_event_5f_note_5f_fiat" style:data-style-name="N122">
      <style:table-cell-properties fo:border-bottom="1.11pt double-thin #000000" style:border-line-width-bottom="0.0071in 0.0016in 0.0071in" fo:border-left="none" fo:border-right="0.74pt dotted #000000" fo:border-top="0.74pt solid #000000"/>
      <style:text-properties fo:font-size="9pt" style:font-size-asian="9pt" style:font-size-complex="9pt"/>
    </style:style>
    <style:style style:name="ce711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91" style:family="table-cell" style:parent-style-name="taxable_5f_event_5f_note_5f_default" style:data-style-name="N12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13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language-asian="ja" style:country-asian="JP"/>
    </style:style>
    <style:style style:name="ce714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15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16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17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1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transparent_5f_fia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Liberation Sans" style:font-name-asian="Meiryo"/>
    </style:style>
    <style:style style:name="ce721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border-bottom="none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border-bottom="0.74pt solid #000000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26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ce727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</style:style>
    <style:style style:name="ce206" style:family="table-cell" style:parent-style-name="acquired_5f_lot_5f_note_5f_fiat" style:data-style-name="N125">
      <style:table-cell-properties fo:border-bottom="1.5pt solid #000000" fo:border-left="none" fo:border-right="1.5pt solid #000000" fo:border-top="1.11pt double-thin #000000" style:border-line-width-top="0.0071in 0.0016in 0.0071in"/>
      <style:text-properties style:use-window-font-color="true" fo:font-weight="bold" style:language-asian="ja" style:country-asian="JP" style:font-weight-asian="normal" style:font-weight-complex="bold"/>
    </style:style>
    <style:style style:name="ce729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32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733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734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215" style:family="table-cell" style:parent-style-name="taxable_5f_event_5f_note_5f_fiat" style:data-style-name="N122">
      <style:table-cell-properties fo:border-bottom="0.74pt solid #000000" style:diagonal-bl-tr="none" style:diagonal-tl-br="none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36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37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38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39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3d3d3d" style:text-outline="false" style:text-line-through-style="none" style:text-line-through-type="none" style:font-name="Ubuntu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none" style:country-asian="none" style:font-style-asian="normal" style:font-weight-asian="bold" style:font-name-complex="Ubuntu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Ubuntu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zh" style:country-asian="CN" style:font-style-asian="normal" style:font-weight-asian="bold" style:font-name-complex="Tahoma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23" style:family="table-cell" style:parent-style-name="transparent_5f_fiat" style:data-style-name="N125"/>
    <style:style style:name="ce745" style:family="table-cell" style:parent-style-name="Default">
      <style:table-cell-properties fo:border-bottom="0.74pt solid #ffffff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6" style:family="table-cell" style:parent-style-name="Default">
      <style:table-cell-properties fo:border-bottom="none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7" style:family="table-cell" style:parent-style-name="Default">
      <style:table-cell-properties fo:border-bottom="none" fo:background-color="#ffffff" fo:border-left="0.74pt solid #000000" fo:border-right="1.5pt solid #000000" fo:border-top="1.5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8" style:family="table-cell" style:parent-style-name="Default">
      <style:table-cell-properties fo:border-bottom="none" fo:background-color="#ffffff" fo:border-left="0.06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1.5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order-bottom="none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52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style:font-size-asian="9pt" style:font-size-complex="9pt"/>
    </style:style>
    <style:style style:name="ce753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style:font-size-asian="9pt" style:font-size-complex="9pt"/>
    </style:style>
    <style:style style:name="ce754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5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56" style:family="table-cell" style:parent-style-name="transactions_5f_right_5f_end" style:data-style-name="N122">
      <style:table-cell-properties style:text-align-source="fix" style:repeat-content="false"/>
      <style:paragraph-properties fo:text-align="end"/>
      <style:text-properties style:language-asian="ja" style:country-asian="JP"/>
    </style:style>
    <style:style style:name="ce757" style:family="table-cell" style:parent-style-name="transactions_5f_right_5f_end" style:data-style-name="N125">
      <style:table-cell-properties fo:border-bottom="1.5pt solid #000000" fo:border-left="none" fo:border-right="1.5pt solid #000000" fo:border-top="0.74pt solid #000000"/>
      <style:text-properties style:use-window-font-color="true" fo:font-size="9pt" fo:font-weight="normal" style:font-size-asian="9pt" style:language-asian="ja" style:country-asian="JP"/>
    </style:style>
    <style:style style:name="ce75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9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0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1" style:family="table-cell" style:parent-style-name="transparent_5f_fiat" style:data-style-name="N125">
      <style:table-cell-properties fo:border-bottom="1.5pt solid #000000" fo:border-left="0.74pt solid #000000" fo:border-right="1.5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6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763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/>
      <style:text-properties style:font-name="Liberation Sans" fo:font-weight="bold" style:language-asian="ja" style:country-asian="JP" style:font-weight-asian="bold" style:font-weight-complex="bold"/>
    </style:style>
    <style:style style:name="ce76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in"/>
      <style:text-properties style:font-name="Liberation Sans" fo:font-weight="bold" style:language-asian="ja" style:country-asian="JP" style:font-weight-asian="bold" style:font-weight-complex="bold"/>
    </style:style>
    <style:style style:name="ce765" style:family="table-cell" style:parent-style-name="acquired_5f_lot_5f_alt_5f_default">
      <style:table-cell-properties fo:background-color="transparent"/>
    </style:style>
    <style:style style:name="ce766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Default" style:data-style-name="N1"/>
    <style:style style:name="ce31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order-bottom="none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acquired_5f_lo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19" style:family="table-cell" style:parent-style-name="acquired_5f_lo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75" style:family="table-cell" style:parent-style-name="summary_5f_crypto" style:data-style-name="N125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32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taxable_5f_even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29" style:family="table-cell" style:parent-style-name="taxable_5f_even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81" style:family="table-cell" style:parent-style-name="summary_5f_yen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447" style:family="table-cell" style:parent-style-name="highlighted_5f_fiat" style:data-style-name="N122">
      <style:table-cell-properties fo:background-color="transparent"/>
      <style:text-properties style:font-name="Liberation Sans"/>
    </style:style>
    <style:style style:name="ce783" style:family="table-cell" style:parent-style-name="summary_5f_yen">
      <style:table-cell-properties fo:border-bottom="1.5pt solid #000000" style:text-align-source="fix" style:repeat-content="false" fo:border-left="0.74pt solid #000000" fo:border-right="0.74pt solid #000000" fo:border-top="1.11pt double-thin #000000" style:border-line-width-top="0.0071in 0.0016in 0.0071in"/>
      <style:paragraph-properties fo:text-align="center" fo:margin-left="0in"/>
    </style:style>
    <style:style style:name="ce33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266" style:family="table-cell" style:parent-style-name="summary_5f_crypto">
      <style:table-cell-properties style:text-align-source="fix" style:repeat-content="false"/>
      <style:paragraph-properties fo:text-align="center" fo:margin-left="0in"/>
    </style:style>
    <style:style style:name="ce450" style:family="table-cell" style:parent-style-name="acquired_5f_lot_5f_alt_5f_default" style:data-style-name="N125">
      <style:table-cell-properties fo:background-color="transparent"/>
      <style:text-properties style:font-name="Liberation Sans"/>
    </style:style>
    <style:style style:name="ce451" style:family="table-cell" style:parent-style-name="acquired_5f_lot_5f_default" style:data-style-name="N125">
      <style:table-cell-properties fo:background-color="transparent"/>
      <style:text-properties style:font-name="Liberation Sans"/>
    </style:style>
    <style:style style:name="ce460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461" style:family="table-cell" style:parent-style-name="taxable_5f_event_5f_note_5f_default">
      <style:table-cell-properties fo:background-color="transparent"/>
      <style:text-properties style:font-name="Liberation Sans"/>
    </style:style>
    <style:style style:name="ce3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344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45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58" style:family="table-cell" style:parent-style-name="summary_5f_yen">
      <style:text-properties style:language-asian="ja" style:country-asian="JP"/>
    </style:style>
    <style:style style:name="ce457" style:family="table-cell" style:parent-style-name="transparent_5f_fiat" style:data-style-name="N125">
      <style:table-cell-properties fo:background-color="transparent"/>
      <style:text-properties style:font-name="Liberation Sans"/>
    </style:style>
    <style:style style:name="ce347" style:family="table-cell" style:parent-style-name="Default">
      <style:table-cell-properties fo:border-bottom="none" fo:background-color="#ffffff" fo:border-left="0.74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4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9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9pt" fo:font-weight="normal" style:font-size-asian="9pt" style:font-weight-asian="normal" style:font-size-complex="9pt" style:font-weight-complex="normal"/>
    </style:style>
    <style:style style:name="ce35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51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52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85" style:family="table-cell" style:parent-style-name="summary_5f_donations">
      <style:text-properties style:language-asian="ja" style:country-asian="JP"/>
    </style:style>
    <style:style style:name="ce458" style:family="table-cell" style:parent-style-name="taxable_5f_event_5f_note_5f_default" style:data-style-name="N125">
      <style:table-cell-properties fo:background-color="transparent"/>
      <style:text-properties style:font-name="Liberation Sans"/>
    </style:style>
    <style:style style:name="ce459" style:family="table-cell" style:parent-style-name="Default" style:data-style-name="N125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290"/>
        <table:table-column table:style-name="co12" table:default-cell-style-name="ce291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JP Tax Report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This report contains crypto gain/losses, collected in different sheets, one per transaction category (capital gains, interest, wages, etc.). 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It uses a format similar to the Statement of virtual currency (for the total average method) or 仮想通貨の計算書（総平均法用）in Japanese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Additional details, like balances, in/out relationships and more can be found in the rp2_full_report.ods file.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ce288" office:value-type="string" calcext:value-type="string">
            <text:p>Note that years are in the western calendar. Japanese forms may require you to use the Japanese Imperial Calendar (e.g. 令和4)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 calcext:value-type="string">
            <text:p>FIFO</text:p>
          </table:table-cell>
          <table:table-cell/>
        </table:table-row>
        <table:table-row table:style-name="ro3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ce289"/>
          <table:table-cell table:style-name="Default"/>
          <table:table-cell/>
        </table:table-row>
        <table:table-row table:style-name="ro2">
          <table:table-cell table:style-name="header_5f_default" office:value-type="string" calcext:value-type="string">
            <text:p>Sheets / Transaction Categories</text:p>
          </table:table-cell>
          <table:table-cell table:style-name="ce288" office:value-type="string" calcext:value-type="string">
            <text:p>Summary</text:p>
          </table:table-cell>
          <table:table-cell/>
        </table:table-row>
        <table:table-row table:style-name="ro3">
          <table:table-cell table:style-name="header_5f_default"/>
          <table:table-cell table:style-name="ce288" office:value-type="string" calcext:value-type="string">
            <text:p>Asset</text:p>
          </table:table-cell>
          <table:table-cell/>
        </table:table-row>
        <table:table-row table:style-name="ro3">
          <table:table-cell table:style-name="Default"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</table:table>
      <table:table table:name="2020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1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1_2020'.G36"/>
          <table:table-cell table:style-name="transactions_crypto" table:formula="='B1_2020'.I35"/>
          <table:table-cell table:style-name="transactions_yen" table:formula="='B1_2020'.I36"/>
          <table:table-cell table:style-name="transactions_right_end" table:formula="='B1_2020'.I4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2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2_2020'.G41"/>
          <table:table-cell table:style-name="transactions_crypto" table:formula="='B2_2020'.I40"/>
          <table:table-cell table:style-name="transactions_yen" table:formula="='B2_2020'.I41"/>
          <table:table-cell table:style-name="transactions_right_end" table:formula="='B2_2020'.I49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3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3_2020'.G36"/>
          <table:table-cell table:style-name="transactions_crypto" table:formula="='B3_2020'.I35"/>
          <table:table-cell table:style-name="transactions_yen" table:formula="='B3_2020'.I36"/>
          <table:table-cell table:style-name="transactions_right_end" table:formula="='B3_2020'.I4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4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4_2020'.G32"/>
          <table:table-cell table:style-name="transactions_crypto" table:formula="='B4_2020'.I31"/>
          <table:table-cell table:style-name="transactions_yen" table:formula="='B4_2020'.I32"/>
          <table:table-cell table:style-name="transactions_right_end" table:formula="='B4_2020'.I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3)"/>
          <table:table-cell table:style-name="ce781" table:formula="=SUM(C8:C13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3)"/>
          <table:table-cell table:style-name="ce285" table:formula="=SUM(G8:G13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  <table:table table:name="B1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1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0.0" office:value-type="float"/>
          <table:table-cell table:style-name="transactions_crypto"/>
          <table:table-cell table:style-name="transactions_yen"/>
          <table:table-cell table:style-name="transactions_right_end" office:value="1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1" office:value-type="float"/>
          <table:table-cell table:style-name="transactions_yen" office:value="0.0" office:value-type="float"/>
          <table:table-cell table:style-name="transactions_right_end" office:value="1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4.0" office:value-type="float"/>
          <table:table-cell table:style-name="transactions_yen" office:value="60.0" office:value-type="float"/>
          <table:table-cell table:style-name="transactions_crypto"/>
          <table:table-cell table:style-name="transactions_yen"/>
          <table:table-cell table:style-name="transactions_right_end" office:value="6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4" office:value-type="float"/>
          <table:table-cell table:style-name="transactions_yen" office:value="0.0" office:value-type="float"/>
          <table:table-cell table:style-name="transactions_right_end" office:value="6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2.2" office:value-type="float"/>
          <table:table-cell table:style-name="transactions_yen" office:value="40.0" office:value-type="float"/>
          <table:table-cell table:style-name="transactions_right_end" office:value="4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8)=0;0;SUM(E22:E28))"/>
          <table:table-cell table:style-name="summary_5f_yen" table:formula="=IF(SUM(F22:F28)=0;0;SUM(F22:F28))"/>
          <table:table-cell table:style-name="summary_5f_crypto" table:formula="=IF(SUM(G22:G28)=0;0;SUM(G22:G28))"/>
          <table:table-cell table:style-name="summary_5f_yen" table:formula="=IF(SUM(H22:H28)=0;0;SUM(H22:H28))"/>
          <table:table-cell table:style-name="summary_5f_donations" table:formula="=IF(SUM(I22:I28)=0;0;SUM(I22:I28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9"/>
          <table:table-cell table:style-name="ce713" office:value-type="string" calcext:value-type="string">
            <text:p>―</text:p>
          </table:table-cell>
          <table:table-cell table:style-name="ce645" table:formula="=G13+G29"/>
          <table:table-cell table:style-name="ce756" table:formula="=E35+F35-H3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9"/>
          <table:table-cell table:style-name="ce714" table:formula="=IF((E35+F35);(E36+F36)/(E35+F35);0)"/>
          <table:table-cell table:style-name="ce736" table:formula="=H35*G36"/>
          <table:table-cell table:style-name="ce757" table:formula="=I35*G36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9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6"/>
          <table:table-cell table:style-name="ce717" table:formula="=I29"/>
          <table:table-cell table:style-name="ce739"/>
          <table:table-cell table:style-name="ce761" table:formula="=I46-I47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4:E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4:H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2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00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3.0" office:value-type="float"/>
          <table:table-cell table:style-name="transactions_yen" office:value="300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5.0" office:value-type="float"/>
          <table:table-cell table:style-name="transactions_yen" office:value="500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4.0" office:value-type="float"/>
          <table:table-cell table:style-name="transactions_yen" office:value="400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2.0" office:value-type="float"/>
          <table:table-cell table:style-name="transactions_yen" office:value="200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" office:value-type="float"/>
          <table:table-cell table:style-name="transactions_yen" office:value="10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2.0" office:value-type="float"/>
          <table:table-cell table:style-name="transactions_yen" office:value="20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3.0" office:value-type="float"/>
          <table:table-cell table:style-name="transactions_yen" office:value="30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4.0" office:value-type="float"/>
          <table:table-cell table:style-name="transactions_yen" office:value="40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5.0" office:value-type="float"/>
          <table:table-cell table:style-name="transactions_yen" office:value="50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33)=0;0;SUM(E22:E33))"/>
          <table:table-cell table:style-name="summary_5f_yen" table:formula="=IF(SUM(F22:F33)=0;0;SUM(F22:F33))"/>
          <table:table-cell table:style-name="summary_5f_crypto" table:formula="=IF(SUM(G22:G33)=0;0;SUM(G22:G33))"/>
          <table:table-cell table:style-name="summary_5f_yen" table:formula="=IF(SUM(H22:H33)=0;0;SUM(H22:H33))"/>
          <table:table-cell table:style-name="summary_5f_donations" table:formula="=IF(SUM(I22:I33)=0;0;SUM(I22:I33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34"/>
          <table:table-cell table:style-name="ce713" office:value-type="string" calcext:value-type="string">
            <text:p>―</text:p>
          </table:table-cell>
          <table:table-cell table:style-name="ce645" table:formula="=G13+G34"/>
          <table:table-cell table:style-name="ce756" table:formula="=E40+F40-H40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34"/>
          <table:table-cell table:style-name="ce714" table:formula="=IF((E40+F40);(E41+F41)/(E40+F40);0)"/>
          <table:table-cell table:style-name="ce736" table:formula="=H40*G41"/>
          <table:table-cell table:style-name="ce757" table:formula="=I40*G4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4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41"/>
          <table:table-cell table:style-name="ce717" table:formula="=I34"/>
          <table:table-cell table:style-name="ce739"/>
          <table:table-cell table:style-name="ce761" table:formula="=I51-I5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9:E49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9:H49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3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0.0" office:value-type="float"/>
          <table:table-cell table:style-name="transactions_crypto"/>
          <table:table-cell table:style-name="transactions_yen"/>
          <table:table-cell table:style-name="transactions_right_end" office:value="1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1" office:value-type="float"/>
          <table:table-cell table:style-name="transactions_yen" office:value="0.0" office:value-type="float"/>
          <table:table-cell table:style-name="transactions_right_end" office:value="1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1" office:value-type="float"/>
          <table:table-cell table:style-name="transactions_yen" office:value="16.5" office:value-type="float"/>
          <table:table-cell table:style-name="transactions_crypto"/>
          <table:table-cell table:style-name="transactions_yen"/>
          <table:table-cell table:style-name="transactions_right_end" office:value="6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4" office:value-type="float"/>
          <table:table-cell table:style-name="transactions_yen" office:value="0.0" office:value-type="float"/>
          <table:table-cell table:style-name="transactions_right_end" office:value="6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4" office:value-type="float"/>
          <table:table-cell table:style-name="transactions_yen" office:value="24.0" office:value-type="float"/>
          <table:table-cell table:style-name="transactions_right_end" office:value="4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8)=0;0;SUM(E22:E28))"/>
          <table:table-cell table:style-name="summary_5f_yen" table:formula="=IF(SUM(F22:F28)=0;0;SUM(F22:F28))"/>
          <table:table-cell table:style-name="summary_5f_crypto" table:formula="=IF(SUM(G22:G28)=0;0;SUM(G22:G28))"/>
          <table:table-cell table:style-name="summary_5f_yen" table:formula="=IF(SUM(H22:H28)=0;0;SUM(H22:H28))"/>
          <table:table-cell table:style-name="summary_5f_donations" table:formula="=IF(SUM(I22:I28)=0;0;SUM(I22:I28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9"/>
          <table:table-cell table:style-name="ce713" office:value-type="string" calcext:value-type="string">
            <text:p>―</text:p>
          </table:table-cell>
          <table:table-cell table:style-name="ce645" table:formula="=G13+G29"/>
          <table:table-cell table:style-name="ce756" table:formula="=E35+F35-H3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9"/>
          <table:table-cell table:style-name="ce714" table:formula="=IF((E35+F35);(E36+F36)/(E35+F35);0)"/>
          <table:table-cell table:style-name="ce736" table:formula="=H35*G36"/>
          <table:table-cell table:style-name="ce757" table:formula="=I35*G36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9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6"/>
          <table:table-cell table:style-name="ce717" table:formula="=I29"/>
          <table:table-cell table:style-name="ce739"/>
          <table:table-cell table:style-name="ce761" table:formula="=I46-I47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4:E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4:H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4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0.0" office:value-type="float"/>
          <table:table-cell table:style-name="transactions_yen" office:value="1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4)=0;0;SUM(E22:E24))"/>
          <table:table-cell table:style-name="summary_5f_yen" table:formula="=IF(SUM(F22:F24)=0;0;SUM(F22:F24))"/>
          <table:table-cell table:style-name="summary_5f_crypto" table:formula="=IF(SUM(G22:G24)=0;0;SUM(G22:G24))"/>
          <table:table-cell table:style-name="summary_5f_yen" table:formula="=IF(SUM(H22:H24)=0;0;SUM(H22:H24))"/>
          <table:table-cell table:style-name="summary_5f_donations" table:formula="=IF(SUM(I22:I24)=0;0;SUM(I22:I24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5"/>
          <table:table-cell table:style-name="ce713" office:value-type="string" calcext:value-type="string">
            <text:p>―</text:p>
          </table:table-cell>
          <table:table-cell table:style-name="ce645" table:formula="=G13+G25"/>
          <table:table-cell table:style-name="ce756" table:formula="=E31+F31-H3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5"/>
          <table:table-cell table:style-name="ce714" table:formula="=IF((E31+F31);(E32+F32)/(E31+F31);0)"/>
          <table:table-cell table:style-name="ce736" table:formula="=H31*G32"/>
          <table:table-cell table:style-name="ce757" table:formula="=I31*G3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5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2"/>
          <table:table-cell table:style-name="ce717" table:formula="=I25"/>
          <table:table-cell table:style-name="ce739"/>
          <table:table-cell table:style-name="ce761" table:formula="=I42-I4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0:E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0:H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 number:decimal-places="1"/>
    </number:time-style>
    <number:currency-style style:name="N143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45P0"/>
    </number:currency-style>
    <number:time-style style:name="N146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8P0"/>
    </number:currency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52P0"/>
    </number:currency-style>
    <number:date-style style:name="N153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55P0"/>
    </number:currency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time-style style:name="N165">
      <number:minutes number:style="long"/>
      <number:text>:</number:text>
      <number:seconds number:style="long"/>
    </number:time-style>
    <number:date-style style:name="N166">
      <number:month number:textual="true"/>
      <number:text>-</number:text>
      <number:year/>
    </number:date-style>
    <number:time-style style:name="N167">
      <number:hours/>
      <number:text>:</number:text>
      <number:minutes number:style="long"/>
    </number:time-style>
    <number:date-style style:name="N168">
      <number:day/>
      <number:text>-</number:text>
      <number:month number:textual="true"/>
      <number:text>-</number:text>
      <number:year/>
    </number:date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3P0"/>
    </number:currency-style>
    <number:currency-style style:name="N17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75P0"/>
    </number:currency-style>
    <number:date-style style:name="N176">
      <number:day/>
      <number:text>-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2P0" style:volatile="true" number:language="en" number:country="US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0124" number:language="en" number:country="US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order-bottom="none" fo:background-color="#ffffff" style:diagonal-bl-tr="none" style:diagonal-tl-br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actions_5f_left_5f_end" style:display-name="transactions_left_end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main_5f_transactions_5f_2" style:display-name="main_transactions_2" style:family="table-cell" style:parent-style-name="RP2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main_5f_transactions_5f_3" style:display-name="main_transactions_3" style:family="table-cell" style:parent-style-name="RP2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main_5f_transactions_5f_4" style:display-name="main_transactions_4" style:family="table-cell" style:parent-style-name="RP2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transactions_5f_crypto" style:display-name="transactions_crypto" style:family="table-cell" style:parent-style-name="RP2" style:data-style-name="N122">
      <style:table-cell-properties fo:border-bottom="0.74pt solid #000000" style:text-align-source="fix" style:repeat-content="false" fo:border-left="0.74pt solid #000000" fo:border-right="0.74pt dotte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ransactions_5f_yen" style:display-name="transactions_yen" style:family="table-cell" style:parent-style-name="RP2" style:data-style-name="N125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right_5f_end" style:display-name="transactions_right_end" style:family="table-cell" style:parent-style-name="RP2" style:data-style-name="N125">
      <style:table-cell-properties fo:border-bottom="0.74pt solid #000000" style:diagonal-bl-tr="none" style:diagonal-tl-br="none" fo:border-left="none" fo:border-right="1.5pt solid #000000" fo:border-top="0.74pt solid #000000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middle" style:display-name="transactions_middle" style:family="table-cell" style:parent-style-name="RP2" style:data-style-name="N125">
      <style:table-cell-properties fo:border="0.74pt solid #000000"/>
      <style:text-properties fo:font-size="9pt" style:font-size-asian="9pt" style:language-asian="ja" style:country-asian="JP" style:font-size-complex="9pt"/>
    </style:style>
    <style:style style:name="transactions_5f_month" style:display-name="transactions_month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transactions_5f_day" style:display-name="transactions_day" style:family="table-cell" style:parent-style-name="RP2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summary_5f_crypto" style:display-name="summary_crypto" style:family="table-cell" style:parent-style-name="RP2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fo:font-size="9pt" fo:font-weight="bold" style:font-size-asian="9pt" style:font-weight-asian="bold" style:font-size-complex="9pt" style:font-weight-complex="bold"/>
    </style:style>
    <style:style style:name="summary_5f_yen" style:display-name="summary_yen" style:family="table-cell" style:parent-style-name="RP2" style:data-style-name="N125">
      <style:table-cell-properties fo:border-bottom="1.5pt solid #000000" fo:border-left="0.74pt dotted #000000" fo:border-right="0.74pt solid #000000" fo:border-top="1.11pt double-thin #000000" style:border-line-width-top="0.0071in 0.0016in 0.0071in"/>
      <style:text-properties fo:font-size="9pt" fo:font-weight="bold" style:font-size-asian="9pt" style:language-asian="ja" style:country-asian="JP" style:font-weight-asian="bold" style:font-size-complex="9pt" style:font-weight-complex="bold"/>
    </style:style>
    <style:style style:name="summary_5f_donations" style:display-name="summary_donations" style:family="table-cell" style:parent-style-name="RP2" style:data-style-name="N125">
      <style:table-cell-properties fo:border-bottom="1.5pt solid #000000" fo:border-left="0.74pt solid #000000" fo:border-right="1.5pt solid #000000" fo:border-top="1.11pt double-thin #000000" style:border-line-width-top="0.0071in 0.0016in 0.0071in"/>
      <style:text-properties style:use-window-font-color="true" fo:font-size="9pt" fo:font-weight="bold" style:font-size-asian="9pt" style:language-asian="ja" style:country-asian="JP" style:font-weight-asian="bold" style:font-size-complex="9pt" style:font-weight-complex="bold"/>
    </style:style>
  </office:styles>
  <office:automatic-styles>
    <style:page-layout style:name="Mpm1">
      <style:page-layout-properties fo:page-width="8.2701in" fo:page-height="11.6902in" fo:margin-left="0.4in" fo:margin-right="0.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3-01-19T09:14:16.465178</dc:date>
    <meta:editing-duration>P1DT16H58M46S</meta:editing-duration>
    <meta:editing-cycles>165</meta:editing-cycles>
    <meta:generator>http://pypi.python.org/pypi/ezodf/0.1.0$Python3.10.6 (main, Nov 14 2022, 16:10:14) [GCC 11.3.0]</meta:generator>
    <dc:creator>Neal Chambers</dc:creator>
    <meta:document-statistic meta:table-count="4" meta:cell-count="224" meta:object-count="0"/>
  </office:meta>
</office:document-meta>
</file>